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00000010065F5CE896AE145D1.png" manifest:media-type="image/png"/>
  <manifest:file-entry manifest:full-path="Pictures/1000020100000168000001A244D63DB6DC6AFDE3.png" manifest:media-type="image/png"/>
  <manifest:file-entry manifest:full-path="Pictures/10000201000007800000024EF07499369F129768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H most 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Stefan Stojanović</text:p>
            <text:p text:style-name="P1">Luka Dimitrijević</text:p>
            <text:p text:style-name="P1">Lazar Avramović 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778cm" svg:y="0cm" presentation:class="title" presentation:user-transformed="true">
          <draw:text-box>
            <text:p>Šta bi bio H most</text:p>
          </draw:text-box>
        </draw:frame>
        <draw:frame presentation:style-name="pr4" draw:layer="layout" svg:width="25.199cm" svg:height="10.2cm" svg:x="1.471cm" svg:y="4.278cm" presentation:class="outline" presentation:user-transformed="true">
          <draw:text-box>
            <text:list text:style-name="L2">
              <text:list-header>
                <text:p>H most je kolo koje je oblika slova H preko kojeg se može kontrolisati smer obrtanja motora.</text:p>
                <text:p/>
              </text:list-header>
            </text:list>
          </draw:text-box>
        </draw:frame>
        <draw:frame draw:style-name="gr2" draw:text-style-name="P4" draw:layer="layout" svg:width="27.999cm" svg:height="8.602cm" svg:x="0.133cm" svg:y="9.178cm">
          <draw:image xlink:href="Pictures/10000201000007800000024EF07499369F12976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 presentation:placeholder="true">
          <draw:text-box/>
        </draw:frame>
        <draw:frame presentation:style-name="pr4" draw:layer="layout" svg:width="25.199cm" svg:height="10.2cm" svg:x="1.4cm" svg:y="8.8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5.24cm" svg:height="17.696cm" svg:x="6.35cm" svg:y="2.032cm">
          <draw:image xlink:href="Pictures/1000020100000168000001A244D63DB6DC6AFDE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draw:style-name="gr2" draw:text-style-name="P4" draw:layer="layout" svg:width="14.858cm" svg:height="11.885cm" svg:x="6.224cm" svg:y="6.35cm">
          <draw:image xlink:href="Pictures/10000201000001400000010065F5CE896AE145D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08T10:29:20.063327046</meta:creation-date>
    <meta:editing-duration>PT8M</meta:editing-duration>
    <meta:editing-cycles>2</meta:editing-cycles>
    <meta:generator>LibreOffice/6.0.7.3$Linux_X86_64 LibreOffice_project/00m0$Build-3</meta:generator>
    <dc:title>Blueprint Plans</dc:title>
    <dc:date>2022-09-08T11:18:01.866851955</dc:date>
    <meta:document-statistic meta:object-count="49"/>
  </office:meta>
</office:document-meta>
</file>